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1.974cm" fo:min-width="3.234cm" fo:wrap-option="no-wrap"/>
    </style:style>
    <style:style style:name="gr2" style:family="graphic" style:parent-style-name="standard">
      <style:graphic-properties svg:stroke-color="#000000" draw:fill-color="#ffffff" draw:textarea-horizontal-align="justify" draw:textarea-vertical-align="middle" draw:auto-grow-height="false" fo:min-height="2.036cm" fo:min-width="2.548cm"/>
    </style:style>
    <style:style style:name="gr3" style:family="graphic" style:parent-style-name="standard">
      <style:graphic-properties svg:stroke-color="#000000" draw:fill-color="#eeeeee" draw:textarea-horizontal-align="justify" draw:textarea-vertical-align="middle" draw:auto-grow-height="false" fo:min-height="0.755cm" fo:min-width="1.024cm"/>
    </style:style>
    <style:style style:name="gr4" style:family="graphic" style:parent-style-name="standard">
      <style:graphic-properties svg:stroke-color="#000000" draw:fill-color="#ffffff" draw:textarea-horizontal-align="justify" draw:textarea-vertical-align="middle" draw:auto-grow-height="false" fo:min-height="0.132cm" fo:min-width="1.536cm"/>
    </style:style>
    <style:style style:name="gr5" style:family="graphic" style:parent-style-name="standard">
      <style:graphic-properties svg:stroke-color="#000000" draw:fill-color="#ffffff" draw:textarea-horizontal-align="justify" draw:textarea-vertical-align="middle" draw:auto-grow-height="false" fo:min-height="1.528cm" fo:min-width="2.04cm"/>
    </style:style>
    <style:style style:name="gr6" style:family="graphic" style:parent-style-name="standard">
      <style:graphic-properties svg:stroke-color="#000000" draw:fill-color="#ffffff" draw:textarea-horizontal-align="justify" draw:textarea-vertical-align="middle" draw:auto-grow-height="false" fo:min-height="0.132cm" fo:min-width="1.503cm"/>
    </style:style>
    <style:style style:name="gr7" style:family="graphic" style:parent-style-name="standard">
      <style:graphic-properties svg:stroke-color="#000000" draw:fill-color="#ffffff" draw:textarea-horizontal-align="justify" draw:textarea-vertical-align="middle" draw:auto-grow-height="false" fo:min-height="1.147cm" fo:min-width="1.532cm"/>
    </style:style>
    <style:style style:name="gr8" style:family="graphic" style:parent-style-name="standard">
      <style:graphic-properties draw:textarea-vertical-align="middle"/>
    </style:style>
    <style:style style:name="P1" style:family="paragraph">
      <style:paragraph-properties fo:text-align="center"/>
      <style:text-properties fo:color="#999999"/>
    </style:style>
    <style:style style:name="P2" style:family="paragraph">
      <loext:graphic-properties draw:fill-color="#ffffff"/>
      <style:paragraph-properties fo:text-align="center"/>
      <style:text-properties fo:color="#999999"/>
    </style:style>
    <style:style style:name="P3" style:family="paragraph">
      <style:paragraph-properties fo:text-align="center"/>
      <style:text-properties fo:font-weight="bold" style:font-weight-asian="bold" style:font-weight-complex="bold"/>
    </style:style>
    <style:style style:name="P4" style:family="paragraph">
      <loext:graphic-properties draw:fill-color="#ffffff"/>
      <style:paragraph-properties fo:text-align="center"/>
      <style:text-properties fo:font-weight="bold" style:font-weight-asian="bold" style:font-weight-complex="bold"/>
    </style:style>
    <style:style style:name="P5" style:family="paragraph">
      <loext:graphic-properties draw:fill-color="#eeeeee"/>
      <style:paragraph-properties fo:text-align="center"/>
    </style:style>
    <style:style style:name="P6" style:family="paragraph">
      <loext:graphic-properties draw:fill-color="#ffffff"/>
      <style:paragraph-properties fo:text-align="center"/>
    </style:style>
    <style:style style:name="P7" style:family="paragraph">
      <style:paragraph-properties fo:text-align="center"/>
    </style:style>
    <style:style style:name="T1" style:family="text">
      <style:text-properties fo:color="#999999"/>
    </style:style>
    <style:style style:name="T2"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715cm" svg:height="3.429cm" svg:x="5.572cm" svg:y="5.953cm">
          <text:p text:style-name="P1"><text:span text:style-name="T1">Campus</text:span></text:p>
          <text:p text:style-name="P1"><text:span text:style-name="T1">Network &amp;</text:span></text:p>
          <text:p text:style-name="P1"><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4" draw:layer="layout" svg:width="3.048cm" svg:height="2.286cm" svg:x="14.335cm" svg:y="6.207cm">
          <text:p text:style-name="P3"><text:span text:style-name="T2">Central</text:span></text:p>
          <text:p text:style-name="P3"><text:span text:style-name="T2">Server <text:s/></text:span></text:p>
          <draw:enhanced-geometry svg:viewBox="0 0 21600 21600" draw:type="rectangle" draw:enhanced-path="M 0 0 L 21600 0 21600 21600 0 21600 0 0 Z N"/>
        </draw:custom-shape>
        <draw:custom-shape draw:style-name="gr3" draw:text-style-name="P5" draw:layer="layout" svg:width="1.524cm" svg:height="1.905cm" svg:x="16.748cm" svg:y="7.47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6" draw:layer="layout" svg:width="2.54cm" svg:height="0.762cm" svg:x="11.414cm" svg:y="6.96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4" draw:layer="layout" svg:width="2.54cm" svg:height="1.778cm" svg:x="3.794cm" svg:y="10.652cm">
          <text:p text:style-name="P3"><text:span text:style-name="T2">Access</text:span></text:p>
          <text:p text:style-name="P3"><text:span text:style-name="T2">Point</text:span></text:p>
          <draw:enhanced-geometry svg:viewBox="0 0 21600 21600" draw:type="rectangle" draw:enhanced-path="M 0 0 L 21600 0 21600 21600 0 21600 0 0 Z N"/>
        </draw:custom-shape>
        <draw:custom-shape draw:style-name="gr5" draw:text-style-name="P4" draw:layer="layout" svg:width="2.54cm" svg:height="1.778cm" svg:x="10.652cm" svg:y="10.525cm">
          <text:p text:style-name="P3"><text:span text:style-name="T2">Access</text:span></text:p>
          <text:p text:style-name="P3"><text:span text:style-name="T2">Point</text:span></text:p>
          <draw:enhanced-geometry svg:viewBox="0 0 21600 21600" draw:type="rectangle" draw:enhanced-path="M 0 0 L 21600 0 21600 21600 0 21600 0 0 Z N"/>
        </draw:custom-shape>
        <draw:custom-shape draw:style-name="gr5" draw:text-style-name="P4" draw:layer="layout" svg:width="2.54cm" svg:height="1.778cm" svg:x="7.223cm" svg:y="11.895cm">
          <text:p text:style-name="P3"><text:span text:style-name="T2">Access</text:span></text:p>
          <text:p text:style-name="P3"><text:span text:style-name="T2">Point</text:span></text:p>
          <draw:enhanced-geometry svg:viewBox="0 0 21600 21600" draw:type="rectangle" draw:enhanced-path="M 0 0 L 21600 0 21600 21600 0 21600 0 0 Z N"/>
        </draw:custom-shape>
        <draw:custom-shape draw:style-name="gr4" draw:text-style-name="P6" draw:layer="layout" svg:width="2.54cm" svg:height="0.762cm" draw:transform="rotate (0.631111057521149) translate (4.429cm 10.26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 draw:text-style-name="P6" draw:layer="layout" svg:width="2.499cm" svg:height="0.762cm" draw:transform="rotate (1.5687019316925) translate (8.112cm 11.85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6" draw:layer="layout" svg:width="2.54cm" svg:height="0.762cm" draw:transform="rotate (2.25828151915546) translate (11.756cm 10.77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4" draw:layer="layout" svg:width="2.032cm" svg:height="1.397cm" svg:x="4.181cm" svg:y="15.351cm">
          <text:p text:style-name="P7"><text:span text:style-name="T2">Client</text:span></text:p>
          <draw:enhanced-geometry svg:viewBox="0 0 21600 21600" draw:type="rectangle" draw:enhanced-path="M 0 0 L 21600 0 21600 21600 0 21600 0 0 Z N"/>
        </draw:custom-shape>
        <draw:ellipse draw:style-name="gr8" draw:text-style-name="P7" draw:layer="layout" svg:width="3.429cm" svg:height="3.302cm" svg:x="3.446cm" svg:y="14.47cm" draw:kind="arc" draw:start-angle="332.83" draw:end-angle="206.79">
          <text:p/>
        </draw:ellipse>
        <draw:ellipse draw:style-name="gr8" draw:text-style-name="P7" draw:layer="layout" svg:width="4.695cm" svg:height="4.521cm" svg:x="2.784cm" svg:y="13.827cm" draw:kind="arc" draw:start-angle="332.83" draw:end-angle="206.79">
          <text:p/>
        </draw:ellipse>
        <draw:ellipse draw:style-name="gr8" draw:text-style-name="P7" draw:layer="layout" svg:width="5.975cm" svg:height="5.754cm" svg:x="2.143cm" svg:y="13.319cm" draw:kind="arc" draw:start-angle="332.83" draw:end-angle="206.79">
          <text:p/>
        </draw:ellipse>
        <draw:custom-shape draw:style-name="gr7" draw:text-style-name="P4" draw:layer="layout" svg:width="2.032cm" svg:height="1.397cm" svg:x="15.103cm" svg:y="13.827cm">
          <text:p text:style-name="P7"><text:span text:style-name="T2">Client</text:span></text:p>
          <draw:enhanced-geometry svg:viewBox="0 0 21600 21600" draw:type="rectangle" draw:enhanced-path="M 0 0 L 21600 0 21600 21600 0 21600 0 0 Z N"/>
        </draw:custom-shape>
        <draw:ellipse draw:style-name="gr8" draw:text-style-name="P7" draw:layer="layout" svg:width="3.429cm" svg:height="3.302cm" svg:x="14.368cm" svg:y="12.946cm" draw:kind="arc" draw:start-angle="332.83" draw:end-angle="206.79">
          <text:p/>
        </draw:ellipse>
        <draw:ellipse draw:style-name="gr8" draw:text-style-name="P7" draw:layer="layout" svg:width="4.695cm" svg:height="4.521cm" svg:x="13.706cm" svg:y="12.303cm" draw:kind="arc" draw:start-angle="332.83" draw:end-angle="206.79">
          <text:p/>
        </draw:ellipse>
        <draw:ellipse draw:style-name="gr8" draw:text-style-name="P7" draw:layer="layout" svg:width="5.975cm" svg:height="5.754cm" svg:x="13.065cm" svg:y="11.795cm" draw:kind="arc" draw:start-angle="332.83" draw:end-angle="206.79">
          <text:p/>
        </draw:ellips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18T10:52:51.105514895</meta:creation-date>
    <dc:date>2016-03-18T11:00:11.899168472</dc:date>
    <meta:editing-duration>PT7M21S</meta:editing-duration>
    <meta:editing-cycles>1</meta:editing-cycles>
    <meta:document-statistic meta:object-count="18"/>
    <meta:generator>LibreOffice/5.0.5.2$Linux_X86_64 LibreOffice_project/00m0$Build-2</meta:generator>
  </office:meta>
</office:document-meta>
</file>